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ppleSystemUIFontBold" svg:font-family="AppleSystemUIFontBol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style:use-window-font-color="true" style:font-name="AppleSystemUIFont" fo:font-size="12pt" style:font-name-asian="AppleSystemUIFont" style:font-size-asian="12pt" style:font-name-complex="AppleSystemUIFont" style:font-size-complex="12pt"/>
    </style:style>
    <style:style style:name="P2" style:family="paragraph" style:parent-style-name="Standard" style:list-style-name="">
      <style:paragraph-properties style:text-autospace="none"/>
      <style:text-properties style:use-window-font-color="true" style:font-name="AppleSystemUIFont" fo:font-size="12pt" style:font-name-asian="AppleSystemUIFont" style:font-size-asian="12pt" style:font-name-complex="AppleSystemUIFont" style:font-size-complex="12pt"/>
    </style:style>
    <style:style style:name="P3" style:family="paragraph" style:parent-style-name="Standard">
      <style:paragraph-properties style:text-autospace="none"/>
      <style:text-properties style:use-window-font-color="true" style:font-name="AppleSystemUIFont" fo:font-size="12pt" fo:font-weight="normal" style:font-name-asian="AppleSystemUIFont" style:font-size-asian="12pt" style:font-weight-asian="normal" style:font-name-complex="AppleSystemUIFont" style:font-size-complex="12pt" style:font-weight-complex="normal"/>
    </style:style>
    <style:style style:name="P4" style:family="paragraph" style:parent-style-name="Standard" style:list-style-name="">
      <style:paragraph-properties style:text-autospace="none"/>
      <style:text-properties style:use-window-font-color="true" style:font-name="AppleSystemUIFont" fo:font-size="12pt" fo:font-weight="normal" style:font-name-asian="AppleSystemUIFont" style:font-size-asian="12pt" style:font-weight-asian="normal" style:font-name-complex="AppleSystemUIFont" style:font-size-complex="12pt" style:font-weight-complex="normal"/>
    </style:style>
    <style:style style:name="P5" style:family="paragraph" style:parent-style-name="Standard" style:list-style-name="">
      <style:paragraph-properties style:text-autospace="none"/>
      <style:text-properties style:use-window-font-color="true" style:font-name="AppleSystemUIFontBold" fo:font-size="12pt" fo:font-weight="normal" style:font-name-asian="AppleSystemUIFontBold" style:font-size-asian="12pt" style:font-weight-asian="normal" style:font-name-complex="AppleSystemUIFontBold" style:font-size-complex="12pt" style:font-weight-complex="normal"/>
    </style:style>
    <style:style style:name="P6" style:family="paragraph" style:parent-style-name="Standard" style:list-style-name="">
      <style:paragraph-properties style:text-autospace="none"/>
    </style:style>
    <style:style style:name="T1" style:family="text">
      <style:text-properties style:use-window-font-color="true" style:font-name="AppleSystemUIFont" fo:font-size="12pt" style:font-name-asian="AppleSystemUIFont" style:font-size-asian="12pt" style:font-name-complex="AppleSystemUIFont" style:font-size-complex="12pt"/>
    </style:style>
    <style:style style:name="T2" style:family="text">
      <style:text-properties style:use-window-font-color="true" style:font-name="AppleSystemUIFont" fo:font-size="12pt" fo:font-weight="normal" style:font-name-asian="AppleSystemUIFont" style:font-size-asian="12pt" style:font-weight-asian="normal" style:font-name-complex="AppleSystemUIFont" style:font-size-complex="12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AUGMENTATION #1</text:p>
      <text:p text:style-name="P2"/>
      <text:p text:style-name="P2">from tensorflow.keras.preprocessing.image import ImageDataGenerator</text:p>
      <text:p text:style-name="P2">from matplotlib.pyplot import imread, imshow, subplots, show</text:p>
      <text:p text:style-name="P2"/>
      <text:p text:style-name="P2">def plot(data_generator):</text:p>
      <text:p text:style-name="P2"><text:tab/>data_generator.fit(images)</text:p>
      <text:p text:style-name="P2"><text:tab/>image_iterator = data_generator.flow(images)</text:p>
      <text:p text:style-name="P2"><text:tab/></text:p>
      <text:p text:style-name="P2"><text:tab/>fig, rows = subplots(nrows = 1, ncols = 4, figsize = (18,18))</text:p>
      <text:p text:style-name="P2"><text:tab/>for row in rows:</text:p>
      <text:p text:style-name="P2"><text:tab/><text:tab/>row.imshow(image_iterator.next()[0].astype(‘int’))</text:p>
      <text:p text:style-name="P2"><text:tab/><text:tab/>row.axis(‘off’)</text:p>
      <text:p text:style-name="P2"/>
      <text:p text:style-name="P2">images = …</text:p>
      <text:p text:style-name="P2"/>
      <text:p text:style-name="P2">imshow(images[0])</text:p>
      <text:p text:style-name="P2">show()</text:p>
      <text:p text:style-name="P2"/>
      <text:p text:style-name="P2">———————————————— </text:p>
      <text:p text:style-name="P2"/>
      <text:p text:style-name="P1"><text:tab/>• data_generator = ImageDataGenerator(rotation_range = 90)</text:p>
      <text:p text:style-name="P2">—&gt; By specifying the rotation_range , the data generated is <text:span text:style-name="T3">randomly rotated</text:span> by an angle in the range of +rotation_range to -rotation_range (in degrees).</text:p>
      <text:p text:style-name="P2"/>
      <text:p text:style-name="P1"><text:tab/>• data_generator = ImageDataGenerator(width_shift_range = 0.3)</text:p>
      <text:p text:style-name="P2">—&gt; The <text:span text:style-name="T3">width_shift_range</text:span> is a floating point number between 0.0 and 1.0 which specifies the upper bound of the fraction of the total width by which the image is to be randomly shifted, either towards the left or right.</text:p>
      <text:p text:style-name="P2"/>
      <text:p text:style-name="P1"><text:tab/>• data_generator = ImageDataGenerator(height_shift_range = 0.3)</text:p>
      <text:p text:style-name="P2">—&gt; Exactly like width shifting, except that the image is <text:span text:style-name="T3">shifted vertically</text:span> instead of horizontally.</text:p>
      <text:p text:style-name="P2"/>
      <text:p text:style-name="P1"><text:tab/>• data_generator = ImageDataGenerator(brightness_range = (0.1 , 0.9))</text:p>
      <text:p text:style-name="P2">—&gt; <text:span text:style-name="T3">The brightness_range</text:span> specifies the range for randomly picking a brightness shift value from. A brightness of 0.0 corresponds to absolutely no brightness, and 1.0 corresponds to maximum brightness.</text:p>
      <text:p text:style-name="P2"/>
      <text:p text:style-name="P1"><text:tab/>• data_generator = ImageDataGenerator(shear_range = 45.0)</text:p>
      <text:p text:style-name="P2">—&gt; <text:span text:style-name="T3">Shear transformation</text:span> slants the shape of the image. This is different from rotation in the sense that in shear transformation, we fix one axis and stretch the image at a certain angle known as the shear angle. This creates a sort of ‘stretch’ in the image, which is not seen in rotation. shear_range specifies the angle of the slant in degrees.</text:p>
      <text:p text:style-name="P2"/>
      <text:p text:style-name="P1"><text:soft-page-break/><text:tab/>• data_generator = ImageDataGenerator(zoom_range = [0.5 , 1.5])</text:p>
      <text:p text:style-name="P2">—&gt; A <text:span text:style-name="T3">random zoom</text:span> is obtained by the zoom_range argument. A zoom less than 1.0 magnifies the image, while a zoom greater than 1.0 zooms out of the image.</text:p>
      <text:p text:style-name="P2"/>
      <text:p text:style-name="P1"><text:tab/>• data_generator = ImageDataGenerator(channel_shift_range = 150.0)</text:p>
      <text:p text:style-name="P2">—&gt; <text:span text:style-name="T3">Channel shift</text:span><text:span text:style-name="T4"> </text:span>randomly shifts the channel values by a random value chosen from the range specified by channel_shift_range</text:p>
      <text:p text:style-name="P2"/>
      <text:p text:style-name="P1"><text:tab/>• data_generator = ImageDataGenerator(horizontal_flip = True)</text:p>
      <text:p text:style-name="P2">—&gt; The generator will generate images, which on a random basis, will be<text:span text:style-name="T3"> horizontally flipped.</text:span></text:p>
      <text:p text:style-name="P2"/>
      <text:p text:style-name="P1"><text:tab/>• data_generator = ImageDataGenerator(vertical_flip = True)</text:p>
      <text:p text:style-name="P2">—&gt; Instead of flipping horizontally, we can also apply a <text:span text:style-name="T3">vertical flip</text:span>.</text:p>
      <text:p text:style-name="P2"/>
      <text:p text:style-name="P2">—————————————————</text:p>
      <text:p text:style-name="P2"/>
      <text:p text:style-name="P6"><text:span text:style-name="T1">plot(data_generator)</text:span></text:p>
      <text:p text:style-name="P6"><text:span text:style-name="T1"/></text:p>
      <text:p text:style-name="P6"><text:span text:style-name="T1"/></text:p>
      <text:p text:style-name="P2"><text:span text:style-name="T1">—————————————————————————————————</text:span>———————</text:p>
      <text:p text:style-name="P6"><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DATA AUGMENTATION #2</text:p>
      <text:p text:style-name="P2"/>
      <text:p text:style-name="P2">pip install imgaug</text:p>
      <text:p text:style-name="P2"/>
      <text:p text:style-name="P2">import imageio</text:p>
      <text:p text:style-name="P2">import imgaug as ia</text:p>
      <text:p text:style-name="P2">import imgaug.augmenters as iaa</text:p>
      <text:p text:style-name="P2">import numpy as np</text:p>
      <text:p text:style-name="P2">import pandas as pd</text:p>
      <text:p text:style-name="P2">import matplotlib.pyplot as plt</text:p>
      <text:p text:style-name="P2">import matplotlib.patches as patches</text:p>
      <text:p text:style-name="P2">import matplotlib</text:p>
      <text:p text:style-name="P2">%matplotlib inline</text:p>
      <text:p text:style-name="P2"/>
      <text:p text:style-name="P2"/>
      <text:p text:style-name="P2">image =…</text:p>
      <text:p text:style-name="P2">ia.imshow(image)</text:p>
      <text:p text:style-name="P2"/>
      <text:p text:style-name="P1"><text:tab/>• <text:span text:style-name="T3">Rotating</text:span></text:p>
      <text:p text:style-name="P2">rotate=iaa.Affine(rotate=(-50, 30))</text:p>
      <text:p text:style-name="P2">rotated_image=rotate.augment_image(image)</text:p>
      <text:p text:style-name="P2">ia.imshow(rotated_image)</text:p>
      <text:p text:style-name="P2"/>
      <text:p text:style-name="P1"><text:tab/>• <text:span text:style-name="T3">Adding noise</text:span></text:p>
      <text:p text:style-name="P4">gaussian_noise=iaa.AdditiveGaussianNoise(10,20)</text:p>
      <text:p text:style-name="P2">noise_image=gaussian_noise.augment_image(image)</text:p>
      <text:p text:style-name="P2">ia.imshow(noise_image)</text:p>
      <text:p text:style-name="P4"/>
      <text:p text:style-name="P3"><text:tab/>• <text:span text:style-name="T3">Flipping horizontally</text:span></text:p>
      <text:p text:style-name="P4">flip_hr=iaa.Fliplr(p=1.0)</text:p>
      <text:p text:style-name="P4">flip_hr_image= flip_hr.augment_image(image)</text:p>
      <text:p text:style-name="P4">ia.imshow(flip_hr_image)</text:p>
      <text:p text:style-name="P4"/>
      <text:p text:style-name="P3"><text:tab/>• <text:span text:style-name="T3">Flipping vertically</text:span></text:p>
      <text:p text:style-name="P4">flip_vr=iaa.Flipud(p=1.0)</text:p>
      <text:p text:style-name="P4">flip_vr_image= flip_vr.augment_image(image)</text:p>
      <text:p text:style-name="P4">ia.imshow(flip_vr_image)</text:p>
      <text:p text:style-name="P4"/>
      <text:p text:style-name="P3"><text:tab/>• <text:span text:style-name="T3">Changing the brightness</text:span></text:p>
      <text:p text:style-name="P4">image = …</text:p>
      <text:p text:style-name="P4">contrast=iaa.GammaContrast(gamma=2.0)</text:p>
      <text:p text:style-name="P4">contrast_image =contrast.augment_image(image)</text:p>
      <text:p text:style-name="P4">ia.imshow(contrast_image)</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ppleSystemUIFontBold" svg:font-family="AppleSystemUIFontBol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bre SAINTOBERT</meta:initial-creator>
    <meta:creation-date>2020-09-08T11:51:49</meta:creation-date>
    <meta:document-statistic meta:table-count="0" meta:image-count="0" meta:object-count="0" meta:page-count="3" meta:paragraph-count="70" meta:word-count="434" meta:character-count="3423"/>
    <dc:date>2020-09-08T11:58:05</dc:date>
    <dc:creator>Ambre SAINTOBERT</dc:creator>
    <meta:editing-duration>PT6M16S</meta:editing-duration>
    <meta:editing-cycles>1</meta:editing-cycles>
    <meta:generator>OpenOffice/4.1.7$Unix OpenOffice.org_project/417m1$Build-9800</meta:generator>
  </office:meta>
</office:document-meta>
</file>